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-complex="Liberation Serif" fo:language="en" fo:country="CA"/>
    </style:style>
    <style:style style:name="P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style:font-name-complex="Liberation Serif" fo:language="en" fo:country="CA"/>
    </style:style>
    <style:style style:name="T5" style:parent-style-name="DefaultParagraphFont" style:family="text">
      <style:text-properties style:font-name-complex="Liberation Serif" fo:language="en" fo:country="CA"/>
    </style:style>
    <style:style style:name="T6" style:parent-style-name="DefaultParagraphFont" style:family="text">
      <style:text-properties style:font-name-complex="Liberation Serif" fo:language="en" fo:country="CA"/>
    </style:style>
    <style:style style:name="T7" style:parent-style-name="DefaultParagraphFont" style:family="text">
      <style:text-properties style:font-name-complex="Liberation Serif" fo:language="en" fo:country="CA"/>
    </style:style>
    <style:style style:name="T8" style:parent-style-name="DefaultParagraphFont" style:family="text">
      <style:text-properties style:font-name-complex="Liberation Serif" fo:language="en" fo:country="CA"/>
    </style:style>
    <style:style style:name="T9" style:parent-style-name="DefaultParagraphFont" style:family="text">
      <style:text-properties style:font-name-complex="Liberation Serif" fo:language="en" fo:country="CA"/>
    </style:style>
    <style:style style:name="T10" style:parent-style-name="DefaultParagraphFont" style:family="text">
      <style:text-properties style:font-name-complex="Liberation Serif" fo:language="en" fo:country="CA"/>
    </style:style>
    <style:style style:name="P11" style:parent-style-name="Standard" style:family="paragraph">
      <style:paragraph-properties fo:text-align="justify"/>
      <style:text-properties style:font-name-complex="Liberation Serif" fo:language="en" fo:country="CA"/>
    </style:style>
    <style:style style:name="P12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3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7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8" style:parent-style-name="DefaultParagraphFont" style:family="text">
      <style:text-properties style:font-name-complex="Liberation Serif" fo:language="en" fo:country="CA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1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2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3" style:parent-style-name="DefaultParagraphFont" style:family="text">
      <style:text-properties style:font-name-complex="Liberation Serif" fo:language="en" fo:country="CA"/>
    </style:style>
    <style:style style:name="T24" style:parent-style-name="DefaultParagraphFont" style:family="text">
      <style:text-properties style:font-name-complex="Liberation Serif" fo:language="en" fo:country="CA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7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8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9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0" style:parent-style-name="DefaultParagraphFont" style:family="text">
      <style:text-properties style:font-name-complex="Liberation Serif" fo:language="en" fo:country="CA"/>
    </style:style>
    <style:style style:name="T31" style:parent-style-name="DefaultParagraphFont" style:family="text">
      <style:text-properties style:font-name-complex="Liberation Serif" fo:language="en" fo:country="CA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-complex="Liberation Serif" fo:font-weight="bold" style:font-weight-asian="bold" style:font-weight-complex="bold" fo:language="de" fo:country="DE"/>
    </style:style>
    <style:style style:name="T34" style:parent-style-name="DefaultParagraphFont" style:family="text">
      <style:text-properties style:font-name-complex="Liberation Serif" fo:font-weight="bold" style:font-weight-asian="bold" style:font-weight-complex="bold" fo:language="de" fo:country="DE"/>
    </style:style>
    <style:style style:name="T35" style:parent-style-name="DefaultParagraphFont" style:family="text">
      <style:text-properties style:font-name-complex="Liberation Serif" fo:font-weight="bold" style:font-weight-asian="bold" style:font-weight-complex="bold" fo:language="de" fo:country="DE"/>
    </style:style>
    <style:style style:name="T36" style:parent-style-name="DefaultParagraphFont" style:family="text">
      <style:text-properties style:font-name-complex="Liberation Serif" fo:language="de" fo:country="DE"/>
    </style:style>
    <style:style style:name="P37" style:parent-style-name="Standard" style:family="paragraph">
      <style:paragraph-properties fo:text-align="justify"/>
      <style:text-properties style:font-name-complex="Liberation Serif" fo:language="de" fo:country="DE"/>
    </style:style>
    <style:style style:name="P38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39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4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1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2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4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7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8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9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1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7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8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9" style:parent-style-name="Standard" style:family="paragraph">
      <style:paragraph-properties fo:text-align="justify"/>
    </style:style>
    <style:style style:name="T60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63" style:parent-style-name="DefaultParagraphFont" style:family="text">
      <style:text-properties style:font-name-complex="Liberation Serif" fo:language="en" fo:country="CA"/>
    </style:style>
    <style:style style:name="T64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65" style:parent-style-name="DefaultParagraphFont" style:family="text">
      <style:text-properties style:font-name-complex="Liberation Serif" fo:language="en" fo:country="CA"/>
    </style:style>
    <style:style style:name="T66" style:parent-style-name="DefaultParagraphFont" style:family="text">
      <style:text-properties style:font-name-complex="Liberation Serif" fo:language="en" fo:country="CA"/>
    </style:style>
    <style:style style:name="T67" style:parent-style-name="DefaultParagraphFont" style:family="text">
      <style:text-properties style:font-name-complex="Liberation Serif" fo:language="en" fo:country="CA"/>
    </style:style>
    <style:style style:name="P68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71" style:parent-style-name="Standard" style:family="paragraph">
      <style:paragraph-properties fo:text-align="justify"/>
    </style:style>
    <style:style style:name="T72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3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74" style:parent-style-name="DefaultParagraphFont" style:family="text">
      <style:text-properties style:font-name-complex="Liberation Serif" fo:language="en" fo:country="CA"/>
    </style:style>
    <style:style style:name="T75" style:parent-style-name="DefaultParagraphFont" style:family="text">
      <style:text-properties style:font-name-complex="Liberation Serif" fo:language="en" fo:country="CA"/>
    </style:style>
    <style:style style:name="T76" style:parent-style-name="DefaultParagraphFont" style:family="text">
      <style:text-properties style:font-name-complex="Liberation Serif" fo:language="en" fo:country="CA"/>
    </style:style>
    <style:style style:name="P77" style:parent-style-name="Standard" style:family="paragraph">
      <style:paragraph-properties fo:text-align="justify"/>
    </style:style>
    <style:style style:name="T78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9" style:parent-style-name="DefaultParagraphFont" style:family="text">
      <style:text-properties style:font-name-complex="Liberation Serif" fo:language="en" fo:country="CA"/>
    </style:style>
    <style:style style:name="T80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81" style:parent-style-name="DefaultParagraphFont" style:family="text">
      <style:text-properties style:font-name-complex="Liberation Serif" fo:language="en" fo:country="CA"/>
    </style:style>
    <style:style style:name="P8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83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olumn85" style:family="table-column">
      <style:table-column-properties style:column-width="0.1944in" style:use-optimal-column-width="false"/>
    </style:style>
    <style:style style:name="TableColumn86" style:family="table-column">
      <style:table-column-properties style:column-width="1.0638in" style:use-optimal-column-width="false"/>
    </style:style>
    <style:style style:name="TableColumn87" style:family="table-column">
      <style:table-column-properties style:column-width="3.5006in" style:use-optimal-column-width="false"/>
    </style:style>
    <style:style style:name="TableColumn88" style:family="table-column">
      <style:table-column-properties style:column-width="1.934in" style:use-optimal-column-width="false"/>
    </style:style>
    <style:style style:name="Table84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-complex="Liberation Serif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T96" style:parent-style-name="DefaultParagraphFont" style:family="text">
      <style:text-properties style:font-name-complex="Liberation Serif"/>
    </style:style>
    <style:style style:name="T97" style:parent-style-name="DefaultParagraphFont" style:family="text">
      <style:text-properties style:font-name-complex="Liberation Serif" fo:language="en" fo:country="CA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-complex="Liberation Serif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-complex="Liberation Serif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-complex="Liberation Serif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-complex="Liberation Serif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-complex="Liberation Serif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-complex="Liberation Serif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-complex="Liberation Serif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-complex="Liberation Serif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-complex="Liberation Serif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-complex="Liberation Serif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-complex="Liberation Serif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-complex="Liberation Serif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-complex="Liberation Serif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-complex="Liberation Serif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-complex="Liberation Serif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-complex="Liberation Serif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-complex="Liberation Serif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fo:text-align="justify"/>
      <style:text-properties style:font-name-complex="Liberation Serif" fo:language="en" fo:country="CA"/>
    </style:style>
    <style:style style:name="P17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-complex="Liberation Serif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-complex="Liberation Serif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-complex="Liberation Serif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-complex="Liberation Serif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-complex="Liberation Serif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-complex="Liberation Serif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-complex="Liberation Serif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-complex="Liberation Serif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-complex="Liberation Serif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P227" style:parent-style-name="Standard" style:family="paragraph">
      <style:paragraph-properties fo:text-align="justify"/>
      <style:text-properties style:font-name-complex="Liberation Serif"/>
    </style:style>
    <style:style style:name="P228" style:parent-style-name="Standard" style:family="paragraph">
      <style:paragraph-properties fo:text-align="justify"/>
      <style:text-properties style:font-name-complex="Liberation Serif"/>
    </style:style>
  </office:automatic-styles>
  <office:body>
    <office:text text:use-soft-page-breaks="true">
      <text:p text:style-name="P1">Friedrich Schiller University Jena<text:tab/><text:tab/><text:tab/>Dr. Adam J.R. Tallman</text:p>
      <text:p text:style-name="P2">Department of English and American Studies<text:tab/>Office Hours: By appointment only</text:p>
      <text:p text:style-name="P3"><text:span text:style-name="T4">Winter term 202</text:span><text:span text:style-name="T5">3-3024</text:span><text:span text:style-name="T6"><text:tab/></text:span><text:span text:style-name="T7"><text:tab/></text:span><text:span text:style-name="T8"><text:tab/></text:span><text:span text:style-name="T9"><text:tab/>email:<text:s/></text:span><text:a xlink:href="mailto:adam.james.ross.tallman@uni-jena.de" office:target-frame-name="_top" xlink:show="replace"><text:span text:style-name="T10">adam.james.ross.tallman@uni-jena.de</text:span></text:a></text:p>
      <text:p text:style-name="P11"/>
      <text:p text:style-name="P12">Statistics for Linguists</text:p>
      <text:p text:style-name="P13"/>
      <text:p text:style-name="P14"><text:span text:style-name="T15">Lecturer:</text:span><text:span text:style-name="T16"><text:tab/></text:span><text:span text:style-name="T17"><text:tab/></text:span><text:span text:style-name="T18">Adam J.R. Tallman</text:span></text:p>
      <text:p text:style-name="P19"><text:span text:style-name="T20">Course type:</text:span><text:span text:style-name="T21"><text:tab/></text:span><text:span text:style-name="T22"><text:tab/></text:span><text:span text:style-name="T23">WS 202</text:span><text:span text:style-name="T24">3</text:span></text:p>
      <text:p text:style-name="P25"><text:span text:style-name="T26">Time:</text:span><text:span text:style-name="T27"><text:tab/></text:span><text:span text:style-name="T28"><text:tab/></text:span><text:span text:style-name="T29"><text:tab/></text:span><text:span text:style-name="T30">Wednesday</text:span><text:span text:style-name="T31"><text:s/>12ː00-14ː00</text:span></text:p>
      <text:p text:style-name="P32"><text:span text:style-name="T33">Venue:</text:span><text:span text:style-name="T34"><text:tab/></text:span><text:span text:style-name="T35"><text:tab/></text:span><text:a xlink:href="https://friedolin.uni-jena.de/qisserver/rds?state=verpublish&amp;status=init&amp;vmfile=no&amp;moduleCall=webInfo&amp;publishConfFile=webInfoRaum&amp;publishSubDir=raum&amp;keep=y&amp;purge=y&amp;raum.rgid=30264" office:target-frame-name="_top" xlink:show="replace"><text:s/><text:a office:title="See details on Ernst-Abbe-Platz 8" xlink:href="https://friedolin.uni-jena.de/qisserver/rds?state=verpublish&amp;publishContainer=buildingContainer&amp;k_gebaeude.gebid=1832" office:target-frame-name="_top" xlink:show="replace"><text:span text:style-name="Hyperlink">Ernst-Abbe-Platz 8</text:span></text:a><text:span text:style-name="T36"> <text:s/></text:span></text:a></text:p>
      <text:p text:style-name="P37"/>
      <text:p text:style-name="P38">Course description</text:p>
      <text:p text:style-name="P39"/>
      <text:p text:style-name="P40">This course introduces statistical analysis and basic programming with R. It is graduate level. No background in statistics or programming is required.</text:p>
      <text:p text:style-name="P41"/>
      <text:p text:style-name="P42">Requirements and marking system</text:p>
      <text:p text:style-name="P43"/>
      <text:p text:style-name="P44">i.<text:tab/>The final exam</text:p>
      <text:p text:style-name="P45">ii.<text:tab/>Talking to me about your final paper and reading relevant statistical literature</text:p>
      <text:p text:style-name="P46">iii.<text:tab/>Writing a brief paper/project description with an annotated bibliography</text:p>
      <text:p text:style-name="P47">iii.<text:tab/>Writing a draft of your paper (allows you to qualify for part iv)</text:p>
      <text:p text:style-name="P48">iv.<text:tab/>Writing a revised version of your paper (this is what you are graded on)</text:p>
      <text:p text:style-name="P49"/>
      <text:p text:style-name="P50">The final mark for this class is based on the final paper. You will write a draft of your final paper which I will ask you to revise and submit again. I will give homeworks and I recommend that you complete them. I will give you feedback,<text:s/>but they won’t be part of your final grade.</text:p>
      <text:p text:style-name="P51"/>
      <text:p text:style-name="P52">Try to do the reading before class. I am going to attempt to teach you the following: (i) descriptive statistics &amp; exploratory data analysis; (ii) frequentist versus bayesian statistics; (iii) the meaning of p-values and frequentist statistical methods (anova, chi-square, etc.); (iv) linear models; (v) logistic models; (vi) multilevel model; (vii) some machine learning or exploratory data analysis depending on interest.</text:p>
      <text:p text:style-name="P53"/>
      <text:p text:style-name="P54">I expect you to read beyond the class material on your own. I will provide some recommended<text:s/>readings,<text:s/>but you are expected to self-study. In addition to the course<text:s/>textbooks,<text:s/>it is recommended that you find a general introduction to statistics to reinforce the concepts (introductory biostatistics or statistics for psychologists are often good).</text:p>
      <text:p text:style-name="P55"><text:bookmark-start text:name="page3R_mcid19"/><text:bookmark-end text:name="page3R_mcid19"/><text:line-break/>The course management system of our department, called MOODLE (https://moodle.uni-jena.de/course/view.php?id=32946), will be the online platform of this class. The purpose of MOODLE is to allow you to download the weekly texts, follow-ups handouts and materials etc. Important information of the organisation of the course and its lectures (e.g.,<text:s/>announcements, etc.) will also be distributed view MOODLE (to your email address).</text:p>
      <text:p text:style-name="P56"/>
      <text:p text:style-name="P57">Course textbooks</text:p>
      <text:p text:style-name="P58"/>
      <text:p text:style-name="P59"><text:span text:style-name="T60">“Gentle” conceptual background</text:span></text:p>
      <text:p text:style-name="P61"><text:span text:style-name="T62">Stigler, Stephen M. 2016.</text:span><text:span text:style-name="T63"><text:s/></text:span><text:span text:style-name="T64">The Pillars of Statistical Wisdom.<text:s/></text:span><text:span text:style-name="T65">Harvardː Harvard University Press. **gentle conceptual</text:span><text:span text:style-name="T66"><text:s/></text:span><text:span text:style-name="T67">introduction to statistics</text:span></text:p>
      <text:p text:style-name="P68"/>
      <text:p text:style-name="P69"><text:span text:style-name="T70">Frequentist statistics and R for Linguistics</text:span></text:p>
      <text:soft-page-break/>
      <text:p text:style-name="P71"><text:span text:style-name="T72">Levshina, Natalia. 2015.</text:span><text:span text:style-name="T73"><text:s/>How to do Linguistics with Rː Data exploration and statistical analysis.</text:span><text:span text:style-name="T74"><text:s/>Amsterdamː John Benjamins Publishing Company. **might be the easiest textbook with</text:span><text:span text:style-name="T75"><text:s/></text:span><text:span text:style-name="T76">a focus on linguistics</text:span></text:p>
      <text:p text:style-name="P77"><text:span text:style-name="T78">Baayen, R. H. 2008</text:span><text:span text:style-name="T79">.<text:s/></text:span><text:span text:style-name="T80">Analyzing Linguistic Dataː A Practical Introduction to Statistics using R</text:span><text:span text:style-name="T81">. Cambridgeː Cambridge University Press. <text:s/>**somewhat more difficult</text:span></text:p>
      <text:p text:style-name="P82"/>
      <text:p text:style-name="P83">Rough schedule (but you should design your own study schedule with my consultation)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Date</text:p>
          </table:table-cell>
          <table:table-cell table:style-name="TableCell94">
            <text:p text:style-name="P95"><text:span text:style-name="T96">Topic<text:s/></text:span><text:span text:style-name="T97">&amp; Activity</text:span></text:p>
          </table:table-cell>
          <table:table-cell table:style-name="TableCell98">
            <text:p text:style-name="P99">Reading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18.10.2022</text:p>
          </table:table-cell>
          <table:table-cell table:style-name="TableCell105">
            <text:p text:style-name="P106">Introduction to course, installing R and basics to R language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>25.10.2022</text:p>
          </table:table-cell>
          <table:table-cell table:style-name="TableCell114">
            <text:p text:style-name="P115">R language</text:p>
          </table:table-cell>
          <table:table-cell table:style-name="TableCell116">
            <text:p text:style-name="P117">Levshina Ch.1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>01.11.2022</text:p>
          </table:table-cell>
          <table:table-cell table:style-name="TableCell123">
            <text:p text:style-name="P124">Descriptive statistics</text:p>
          </table:table-cell>
          <table:table-cell table:style-name="TableCell125">
            <text:p text:style-name="P126">Stigler Ch. 1-2, Levshina Ch.2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08.11.2022</text:p>
          </table:table-cell>
          <table:table-cell table:style-name="TableCell132">
            <text:p text:style-name="P133">Descriptive statistics</text:p>
          </table:table-cell>
          <table:table-cell table:style-name="TableCell134">
            <text:p text:style-name="P135">Levshina Ch. 3-4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>15.11.2022</text:p>
          </table:table-cell>
          <table:table-cell table:style-name="TableCell141">
            <text:p text:style-name="P142">p-values, chi-square tests, t-tests, anova (and Bayes’ rule)</text:p>
          </table:table-cell>
          <table:table-cell table:style-name="TableCell143">
            <text:p text:style-name="P144">Stigler Ch. 3-4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22.11.2022</text:p>
          </table:table-cell>
          <table:table-cell table:style-name="TableCell150">
            <text:p text:style-name="P151">p-values, chi-square tests, t-tests, anova (and Bayes’ rule)</text:p>
          </table:table-cell>
          <table:table-cell table:style-name="TableCell152">
            <text:p text:style-name="P153">Levshina Ch. 5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29.11.2022</text:p>
          </table:table-cell>
          <table:table-cell table:style-name="TableCell159">
            <text:p text:style-name="P160">Linear model (“regression”)</text:p>
          </table:table-cell>
          <table:table-cell table:style-name="TableCell161">
            <text:p text:style-name="P162">Stigler Ch. 5-7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06.12.2022</text:p>
          </table:table-cell>
          <table:table-cell table:style-name="TableCell168">
            <text:p text:style-name="P169">(Multivariate) Linear model (“regression”)</text:p>
          </table:table-cell>
          <table:table-cell table:style-name="TableCell170">
            <text:p text:style-name="P171">Levshina Ch. 6-9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13.12.2022</text:p>
          </table:table-cell>
          <table:table-cell table:style-name="TableCell177">
            <text:p text:style-name="P178">Project descriptions due with annotated bibliography</text:p>
            <text:p text:style-name="P179">No class (there will be a make up class where more programming and data organization skills will be taught)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03.01.2023</text:p>
          </table:table-cell>
          <table:table-cell table:style-name="TableCell187">
            <text:p text:style-name="P188">Logistic regression</text:p>
          </table:table-cell>
          <table:table-cell table:style-name="TableCell189">
            <text:p text:style-name="P190">Levshina Ch. 11-12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10.01.2023</text:p>
          </table:table-cell>
          <table:table-cell table:style-name="TableCell196">
            <text:p text:style-name="P197">Interactions &amp; Causal inference</text:p>
          </table:table-cell>
          <table:table-cell table:style-name="TableCell198">
            <text:p text:style-name="P199">TBA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17.01.2023</text:p>
          </table:table-cell>
          <table:table-cell table:style-name="TableCell205">
            <text:p text:style-name="P206">Multilevel models</text:p>
          </table:table-cell>
          <table:table-cell table:style-name="TableCell207">
            <text:p text:style-name="P208">TBA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24.01.2023</text:p>
          </table:table-cell>
          <table:table-cell table:style-name="TableCell214">
            <text:p text:style-name="P215">Multilevel models</text:p>
          </table:table-cell>
          <table:table-cell table:style-name="TableCell216">
            <text:p text:style-name="P217">TBA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31.01.2023</text:p>
          </table:table-cell>
          <table:table-cell table:style-name="TableCell223">
            <text:p text:style-name="P224">Exploratory data analysis / machine learning</text:p>
          </table:table-cell>
          <table:table-cell table:style-name="TableCell225">
            <text:p text:style-name="P226">TBA</text:p>
          </table:table-cell>
        </table:table-row>
      </table:table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an Tallman</meta:initial-creator>
    <dc:creator>Adam Tallman</dc:creator>
    <meta:creation-date>2023-10-16T11:23:00Z</meta:creation-date>
    <dc:date>2023-10-16T11:34:00Z</dc:date>
    <meta:template xlink:href="Normal.dotm" xlink:type="simple"/>
    <meta:editing-cycles>3</meta:editing-cycles>
    <meta:editing-duration>PT720S</meta:editing-duration>
    <meta:document-statistic meta:page-count="2" meta:paragraph-count="8" meta:word-count="687" meta:character-count="4463" meta:row-count="31" meta:non-whitespace-character-count="3784"/>
  </office:meta>
</office:document-meta>
</file>